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background-color="transparent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color="#000000" style:text-outline="false" style:text-line-through-style="none" style:font-name="Arial Unicode MS" fo:font-size="11pt" fo:font-style="normal" fo:text-shadow="none" style:text-underline-style="none" fo:font-weight="normal" fo:background-color="transparent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color="#000000" style:text-outline="false" style:text-line-through-style="none" style:font-name="Arial Unicode MS" fo:font-size="11pt" fo:font-style="normal" fo:text-shadow="none" style:text-underline-style="none" fo:font-weight="normal" fo:background-color="#0000ff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 style:list-style-name="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background-color="transparent"/>
    </style:style>
    <style:style style:name="P10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background-color="#66ff66"/>
    </style:style>
    <style:style style:name="T1" style:family="text">
      <style:text-properties fo:font-variant="normal" fo:text-transform="none" fo:color="#222222" style:font-name="Arial1" fo:font-size="12pt" fo:letter-spacing="normal"/>
    </style:style>
    <style:style style:name="T2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1" fo:font-size="12pt" fo:letter-spacing="normal" fo:font-style="normal" fo:font-weight="normal" fo:background-color="#808000"/>
    </style:style>
    <style:style style:name="T4" style:family="text">
      <style:text-properties fo:font-variant="normal" fo:text-transform="none" fo:color="#222222" style:font-name="Arial1" fo:font-size="12pt" fo:letter-spacing="normal" fo:font-style="normal" fo:font-weight="normal" fo:background-color="#ff00ff"/>
    </style:style>
    <style:style style:name="T5" style:family="text">
      <style:text-properties fo:font-variant="normal" fo:text-transform="none" fo:color="#222222" style:font-name="Arial1" fo:font-size="12pt" fo:letter-spacing="normal" fo:font-style="normal" fo:font-weight="normal" fo:background-color="#00ffff"/>
    </style:style>
    <style:style style:name="T6" style:family="text">
      <style:text-properties fo:font-variant="normal" fo:text-transform="none" fo:color="#222222" style:font-name="Arial1" fo:font-size="12pt" fo:letter-spacing="normal" fo:font-style="normal" fo:font-weight="normal" fo:background-color="#00ff00"/>
    </style:style>
    <style:style style:name="T7" style:family="text">
      <style:text-properties fo:font-variant="normal" fo:text-transform="none" fo:color="#222222" style:font-name="Arial1" fo:font-size="12pt" fo:letter-spacing="normal" fo:font-style="normal" fo:font-weight="normal" fo:background-color="#008000"/>
    </style:style>
    <style:style style:name="T8" style:family="text">
      <style:text-properties fo:font-variant="normal" fo:text-transform="none" fo:color="#222222" style:font-name="Arial1" fo:font-size="12pt" fo:letter-spacing="normal" fo:font-style="normal" fo:font-weight="normal" fo:background-color="#0000ff"/>
    </style:style>
    <style:style style:name="T9" style:family="text">
      <style:text-properties fo:font-variant="normal" fo:text-transform="none" fo:color="#222222" style:font-name="Arial1" fo:font-size="12pt" fo:letter-spacing="normal" fo:font-style="normal" fo:font-weight="normal" fo:background-color="#66ff66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 fo:background-color="#009900"/>
    </style:style>
    <style:style style:name="T11" style:family="text">
      <style:text-properties fo:font-variant="normal" fo:text-transform="none" fo:color="#222222" style:font-name="Arial1" fo:font-size="12pt" fo:letter-spacing="normal" fo:background-color="#808000"/>
    </style:style>
    <style:style style:name="T12" style:family="text">
      <style:text-properties fo:font-variant="normal" fo:text-transform="none" fo:color="#222222" style:font-name="Arial1" fo:font-size="12pt" fo:letter-spacing="normal" fo:background-color="#009900"/>
    </style:style>
    <style:style style:name="T13" style:family="text">
      <style:text-properties fo:font-variant="normal" fo:text-transform="none" fo:color="#222222" style:text-outline="false" style:text-line-through-style="none" style:font-name="Arial1" fo:font-size="12pt" fo:letter-spacing="normal" fo:font-style="normal" fo:text-shadow="none" style:text-underline-style="none" fo:font-weight="normal" fo:background-color="#ff00ff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15" style:family="text">
      <style:text-properties fo:font-variant="normal" fo:text-transform="none" fo:color="#1155cc" style:font-name="Arial1" fo:font-size="12pt" fo:letter-spacing="normal" fo:font-style="normal" fo:font-weight="normal" fo:background-color="#ffff00"/>
    </style:style>
    <style:style style:name="T16" style:family="text">
      <style:text-properties fo:font-variant="normal" fo:text-transform="none" fo:color="#1155cc" style:font-name="Arial1" fo:font-size="12pt" fo:letter-spacing="normal" fo:font-style="normal" fo:font-weight="normal" fo:background-color="#808000"/>
    </style:style>
    <style:style style:name="T17" style:family="text">
      <style:text-properties fo:font-variant="normal" fo:text-transform="none" fo:color="#1f497d" style:font-name="Arial1" fo:font-size="12pt" fo:letter-spacing="normal" fo:font-style="normal" fo:font-weight="normal"/>
    </style:style>
    <style:style style:name="T18" style:family="text">
      <style:text-properties fo:font-variant="normal" fo:text-transform="none" fo:color="#1f497d" style:font-name="Wingdings" fo:font-size="12pt" fo:letter-spacing="normal" fo:font-style="normal" fo:font-weight="normal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background-color="#808000"/>
    </style:style>
    <style:style style:name="T21" style:family="text">
      <style:text-properties fo:font-variant="normal" fo:text-transform="none" fo:letter-spacing="normal" fo:background-color="#ff00ff"/>
    </style:style>
    <style:style style:name="T22" style:family="text">
      <style:text-properties fo:font-variant="normal" fo:text-transform="none" fo:letter-spacing="normal" fo:background-color="#009900"/>
    </style:style>
    <style:style style:name="T23" style:family="text">
      <style:text-properties fo:font-variant="normal" fo:text-transform="none" fo:color="#000000" style:text-outline="false" style:text-line-through-style="none" style:font-name="Arial Unicode MS" fo:font-size="11pt" fo:letter-spacing="normal" fo:font-style="normal" fo:text-shadow="none" style:text-underline-style="none" fo:font-weight="normal" fo:background-color="#808000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style:text-emphasize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font-name="Arial Unicode MS" fo:font-size="11pt" fo:letter-spacing="normal" fo:font-style="normal" fo:text-shadow="none" style:text-underline-style="none" fo:font-weight="normal" fo:background-color="#ff00ff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style:text-emphasize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font-name="Arial Unicode MS" fo:font-size="11pt" fo:letter-spacing="normal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instance-type virtual-router</text:span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access address-assignment pool </text:span><text:span text:style-name="T3">POOL-1</text:span><text:span text:style-name="T2"> family inet network </text:span><text:a xlink:type="simple" xlink:href="http://10.21.2.0/26" office:target-frame-name="_blank" xlink:show="new" text:style-name="Internet_20_link" text:visited-style-name="Visited_20_Internet_20_Link"><text:span text:style-name="T16">10.21.2.0/26</text:span></text:a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access address-assignment pool </text:span><text:span text:style-name="T3">POOL-1</text:span><text:span text:style-name="T2"> family inet range r1 </text:span><text:span text:style-name="T3">low 10.21.2.2</text:span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access address-assignment pool </text:span><text:span text:style-name="T3">POOL-1</text:span><text:span text:style-name="T2"> family inet range r1 </text:span><text:span text:style-name="T3">high 10.21.2.62</text:span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access address-protection</text:span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interface </text:span><text:span text:style-name="T4">xe-4/2/0</text:span><text:span text:style-name="T2">.</text:span><text:span text:style-name="T5">3715</text:span><text:span text:style-name="T17">  </text:span><text:span text:style-name="T18">ß</text:span><text:span text:style-name="T17">----------interface value need to update from uplink properties</text:span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interface </text:span><text:span text:style-name="T6">lo0.149</text:span><text:span text:style-name="T17">  </text:span><text:span text:style-name="T18">ß</text:span><text:span text:style-name="T17">------------------ loopback value need to fetch from property file</text:span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routing-options static route </text:span><text:a xlink:type="simple" xlink:href="http://0.0.0.0/0" office:target-frame-name="_blank" xlink:show="new" text:style-name="Internet_20_link" text:visited-style-name="Visited_20_Internet_20_Link"><text:span text:style-name="T14">0.0.0.0/0</text:span></text:a><text:span text:style-name="T2"> next-hop </text:span><text:span text:style-name="T7">192.168.181.138</text:span><text:span text:style-name="T17">  </text:span><text:span text:style-name="T18">ß</text:span><text:span text:style-name="T17">--------neighbour ip address</text:span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routing-options aggregate route </text:span><text:a xlink:type="simple" xlink:href="http://10.21.2.0/26" office:target-frame-name="_blank" xlink:show="new" text:style-name="Internet_20_link" text:visited-style-name="Visited_20_Internet_20_Link"><text:span text:style-name="T16">10.21.2.0/26</text:span></text:a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routing-options autonomous-system </text:span><text:span text:style-name="T8">65103</text:span><text:span text:style-name="T17">  </text:span><text:span text:style-name="T18">ß</text:span><text:span text:style-name="T17">---Need to update AS number from properties file</text:span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protocols bgp group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type external</text:span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protocols bgp group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import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_import</text:span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protocols bgp group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export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_export</text:span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protocols bgp group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peer-as 9829</text:span></text:p>
      <text:p text:style-name="P8"><text:span text:style-name="T2">set routing-instances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protocols bgp group </text:span><text:a xlink:type="simple" xlink:href="http://cbec.com/" office:target-frame-name="_blank" xlink:show="new" text:style-name="Internet_20_link" text:visited-style-name="Visited_20_Internet_20_Link"><text:span text:style-name="T15">cbec.com</text:span></text:a><text:span text:style-name="T2"> neighbor </text:span><text:span text:style-name="T7">192.168.181.138</text:span><text:span text:style-name="T17">   </text:span><text:span text:style-name="T18">ß</text:span><text:span text:style-name="T17">--------neighbour ip address</text:span></text:p>
      <text:p text:style-name="P1"/>
      <text:p text:style-name="Standard"/>
      <text:p text:style-name="P8"><text:a xlink:type="simple" xlink:href="http://cbec.com/" office:target-frame-name="_blank" xlink:show="new" text:style-name="Internet_20_link" text:visited-style-name="Visited_20_Internet_20_Link">cbec.com</text:a><text:span text:style-name="T15">:-</text:span></text:p>
      <text:p text:style-name="P9"><text:span text:style-name="T14"/></text:p>
      <text:p text:style-name="P9"><text:span text:style-name="T14">Context Value- </text:span></text:p>
      <text:p text:style-name="P9"><text:span text:style-name="T14"/></text:p>
      <text:p text:style-name="P9"><text:span text:style-name="T14"/></text:p>
      <text:p text:style-name="P9"><text:span text:style-name="T3">POOL-1:-</text:span></text:p>
      <text:p text:style-name="P9"><text:span text:style-name="T3"/></text:p>
      <text:p text:style-name="P8"><text:span text:style-name="T11"><text:tab/><text:tab/></text:span><text:span text:style-name="T20">inside context, next string of 'interface' is the value of ri_name-pool, it may be multiple strings.</text:span></text:p>
      <text:p text:style-name="P9"><text:span text:style-name="T3"/></text:p>
      <text:p text:style-name="P9"><text:a xlink:type="simple" xlink:href="http://10.21.2.0/26" office:target-frame-name="_blank" xlink:show="new" text:style-name="Internet_20_link" text:visited-style-name="Visited_20_Internet_20_Link">10.21.2.0/26</text:a><text:span text:style-name="T16">:-</text:span></text:p>
      <text:p text:style-name="P9"><text:span text:style-name="T16"/></text:p>
      <text:p text:style-name="P8"><text:span text:style-name="T16"><text:tab/><text:tab/></text:span><text:span text:style-name="T23">inside context, below string 'interface', next string of 'ip address', it would be again multiple as per the ri_name-pool</text:span></text:p>
      <text:p text:style-name="P9"><text:span text:style-name="T16"/></text:p>
      <text:p text:style-name="P9"><text:span text:style-name="T3">low 10.21.2.2</text:span></text:p>
      <text:p text:style-name="P8"><text:span text:style-name="T3"><text:tab/><text:tab/></text:span><text:span text:style-name="T23">first IP of ri_address_pool</text:span></text:p>
      <text:p text:style-name="P9"><text:span text:style-name="T3"/></text:p>
      <text:p text:style-name="P9"><text:span text:style-name="T3">high 10.21.2.62</text:span></text:p>
      <text:p text:style-name="P8"><text:span text:style-name="T3"><text:tab/><text:tab/><text:tab/></text:span><text:span text:style-name="T23">max IP of ri_address_pool</text:span></text:p>
      <text:p text:style-name="P9"><text:span text:style-name="T3"/></text:p>
      <text:p text:style-name="P9"><text:span text:style-name="T4">xe-4/2/0</text:span></text:p>
      <text:p text:style-name="P2"><text:span text:style-name="T24">uplink_interface</text:span><text:span text:style-name="T4"><text:tab/></text:span><text:span text:style-name="T24">find string 'UPLINK-01 &lt;context&gt;', than find 'port ethernet' string above it, and than take the string next to 'port' i.e. for e.g. 'ethernet 3/4'</text:span></text:p>
      <text:p text:style-name="P7">Note: find string 'UPLINK-02' and so on and repeat same process and create parameter e.g. uplink_interfce_01, uplink_interface_02 and so on.</text:p>
      <text:p text:style-name="P9"><text:span text:style-name="T13"/></text:p>
      <text:p text:style-name="P3"><text:span text:style-name="T24">uplink_unit_no</text:span><text:span text:style-name="T13"><text:tab/></text:span><text:span text:style-name="T24">find string 'UPLINK-01 &lt;context&gt;', than find 'dot1q pvc' string above it, and than take the string next to it.</text:span></text:p>
      <text:p text:style-name="P7">Note: find string 'UPLINK-02' and so on and repeat same process and create parameter e.g. uplink_unit_01, uplink_unit_02 and so on.</text:p>
      <text:p text:style-name="P9"><text:span text:style-name="T13"/></text:p>
      <text:p text:style-name="P2"><text:span text:style-name="T24">uplink_vlan_id<text:tab/><text:tab/></text:span><text:span text:style-name="T13"> </text:span><text:span text:style-name="T24">same as uplink_unit_no</text:span></text:p>
      <text:p text:style-name="P2"><text:span text:style-name="T24"/></text:p>
      <text:p text:style-name="P4"><text:span text:style-name="T20">wan_ip_address</text:span><text:span text:style-name="T11"><text:tab/></text:span><text:span text:style-name="T20">find string 'interface UPLINK-01' inside context, find string 'ip address' below and take the next string as wan_ip_address_0 and wan_ip_address_1 as per the repetive values of 'interfcae UPLINK-02' in same context.</text:span></text:p>
      <text:p text:style-name="P3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8"><text:soft-page-break/><text:span text:style-name="T9">lo0.149 <text:tab/></text:span><text:span text:style-name="T25">take value from Loopback details sheet table</text:span></text:p>
      <text:p text:style-name="P10"><text:span text:style-name="T2"/></text:p>
      <text:p text:style-name="P10"><text:span text:style-name="T2"/></text:p>
      <text:p text:style-name="P8"><text:span text:style-name="T10">192.168.181.138   </text:span><text:span text:style-name="T17">neighbour ip address</text:span><text:span text:style-name="T2"> </text:span></text:p>
      <text:p text:style-name="P5"><text:span text:style-name="T12"><text:tab/><text:tab/></text:span><text:span text:style-name="T22">in side context, find string 'neighbor' and next to next string 'external', so between the string is 'neighbor_ip_address' value </text:span></text:p>
      <text:p text:style-name="P8"><text:span text:style-name="T10"/></text:p>
      <text:p text:style-name="P8"><text:span text:style-name="T10"/></text:p>
      <text:p text:style-name="P8"><text:span text:style-name="T8">65103  --Need to update AS number from properties file</text:span><text:span text:style-name="T10"> </text:span></text:p>
      <text:p text:style-name="P6"><text:span text:style-name="T1"><text:tab/><text:tab/><text:tab/></text:span><text:span text:style-name="T19">in side context, find 'router bgp' next string value is 'bng_as_no'</text:span></text:p>
      <text:p text:style-name="P8"><text:span text:style-name="T10"/></text:p>
      <text:p text:style-name="P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cm" fo:page-height="29.7cm" style:num-format="1" style:print-orientation="portrait" fo:margin-top="2cm" fo:margin-bottom="2cm" fo:margin-left="0.344cm" fo:margin-right="0.61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vi Divvela</meta:initial-creator>
    <meta:creation-date>2019-04-18T12:49:30.72</meta:creation-date>
    <dc:date>2019-04-18T16:52:56.75</dc:date>
    <dc:creator>Ravi Divvela</dc:creator>
    <meta:editing-duration>PT4H3M18S</meta:editing-duration>
    <meta:editing-cycles>20</meta:editing-cycles>
    <meta:generator>OpenOffice/4.1.5$Win32 OpenOffice.org_project/415m1$Build-9789</meta:generator>
    <meta:document-statistic meta:table-count="0" meta:image-count="0" meta:object-count="0" meta:page-count="2" meta:paragraph-count="37" meta:word-count="385" meta:character-count="2948"/>
  </office:meta>
</office:document-meta>
</file>